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2pt" fo:language="fr" fo:country="FR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fo:line-height="100%" fo:text-align="end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>
        <style:tab-stops>
          <style:tab-stop style:position="0.81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>
        <style:tab-stops>
          <style:tab-stop style:position="0.817c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end" style:justify-single-word="false" fo:orphans="2" fo:widows="2" fo:text-indent="0cm" style:auto-text-indent="false">
        <style:tab-stops>
          <style:tab-stop style:position="0.817cm"/>
        </style:tab-stops>
      </style:paragraph-properties>
      <style:text-properties style:font-name="Times New Roman" fo:font-size="12pt" fo:language="fr" fo:country="FR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fo:line-height="100%" fo:text-align="end" style:justify-single-word="false"/>
      <style:text-properties style:font-name="Times New Roman" fo:font-size="12pt" fo:language="fr" fo:country="FR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line-height="100%" fo:text-align="end" style:justify-single-word="false"/>
      <style:text-properties fo:font-variant="normal" fo:text-transform="none" fo:color="#000000" style:font-name="Times New Roman" fo:font-size="12pt" fo:letter-spacing="normal" fo:language="fr" fo:country="FR" fo:font-style="normal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 fo:background-color="transparent" style:font-weight-asian="normal" style:font-weight-complex="normal"/>
    </style:style>
    <style:style style:name="T4" style:family="text">
      <style:text-properties fo:language="fr" fo:country="FR" fo:font-weight="normal" fo:background-color="transparent" style:font-weight-asian="normal" style:font-weight-complex="normal"/>
    </style:style>
    <style:style style:name="T5" style:family="text">
      <style:text-properties fo:language="fr" fo:country="F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Technologie et outils de mise en œuvre…..............….....................….....................…..................12 <text:s text:c="19"/>1.1.Choix des langages et frameworks….......….....................….....................…..................12</text:p>
      <text:p text:style-name="P3"><text:span text:style-name="T4"><text:tab/><text:tab/>1.1.1.Partie Back-end</text:span><text:span text:style-name="Strong_20_Emphasis"><text:span text:style-name="T4">a…..............….....................….....................…............................</text:span></text:span></text:p>
      <text:p text:style-name="P3"><text:span text:style-name="Strong_20_Emphasis"><text:span text:style-name="T4"><text:tab/><text:tab/><text:tab/>a.PHP<text:tab/>…..............…...............….....................….....................…......................</text:span></text:span></text:p>
      <text:p text:style-name="P4"><text:span text:style-name="Strong_20_Emphasis"><text:span text:style-name="T5"><text:tab/><text:tab/><text:tab/>b.Symfony…..............….........….....................….....................…......................</text:span></text:span></text:p>
      <text:p text:style-name="P2"><text:span text:style-name="T2"><text:tab/><text:tab/>1.1.2.Partie Front-end<text:tab/>…..............….....................….....................….............................</text:span></text:p>
      <text:p text:style-name="P10"><text:tab/>1.2.Outils de <text:span text:style-name="T1">G</text:span><text:span text:style-name="T2">estion du code, de </text:span>conception et de planification….....................…..................</text:p>
      <text:p text:style-name="P10"><text:tab/><text:tab/>1.2.1.Gestion de version…..................….....................….....................…......................</text:p>
      <text:p text:style-name="P6"><text:span text:style-name="Strong_20_Emphasis"><text:span text:style-name="T4"><text:tab/><text:tab/><text:tab/>a.git......…..............….............….....................….....................…......................</text:span></text:span></text:p>
      <text:p text:style-name="P7"><text:span text:style-name="Strong_20_Emphasis"><text:span text:style-name="T3"><text:tab/><text:tab/><text:tab/>b.github…...............................….....................….....................…......................</text:span></text:span></text:p>
      <text:p text:style-name="P8"><text:span text:style-name="Strong_20_Emphasis"><text:span text:style-name="T3"><text:tab/><text:tab/><text:tab/>1.2.2.GanttProject.…..........................….....................….....................…......................</text:span></text:span></text:p>
      <text:p text:style-name="P5"><text:span text:style-name="Strong_20_Emphasis"><text:span text:style-name="T5"><text:tab/><text:tab/><text:tab/>1.3.3.StarUML …..............…......................................….....................…......................</text:span></text:span></text:p>
      <text:p text:style-name="P9">2.Architecture technique …..............…......................….....................….....................…......................</text:p>
      <text:p text:style-name="P1"><text:span text:style-name="T4"><text:tab/>2.1.Le client:</text:span><text:span text:style-name="Strong_20_Emphasis"><text:span text:style-name="T3">…..............…..............…..............…..............…..............…..............…...............</text:span></text:span></text:p>
      <text:p text:style-name="P1"><text:span text:style-name="Strong_20_Emphasis"><text:span text:style-name="T3"><text:tab/>2.2.serveur web (apache2)...................................…..............…..............…..............….............</text:span></text:span></text:p>
      <text:p text:style-name="P1"><text:span text:style-name="Strong_20_Emphasis"><text:span text:style-name="T3"><text:tab/>2.3.Serveur de donnée (MySQL)…..............….......................….....................…......................</text:span></text:span></text:p>
      <text:p text:style-name="P2">3.Architecture logicielle:…..............…..............….............................….....................…......................</text:p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5-22T13:38:15</meta:creation-date>
    <dc:date>2018-05-22T13:51:32</dc:date>
    <dc:creator>amine jabri</dc:creator>
    <meta:editing-duration>PT13M17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16" meta:word-count="52" meta:character-count="1972"/>
  </office:meta>
</office:document-meta>
</file>